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50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1"/>
        <table:table-row table:style-name="ro1">
          <table:table-cell/>
          <table:table-cell office:value-type="string">
            <text:p>index</text:p>
          </table:table-cell>
          <table:table-cell office:value-type="string">
            <text:p>WPM</text:p>
          </table:table-cell>
          <table:table-cell office:value-type="string">
            <text:p>Accuracy</text:p>
          </table:table-cell>
          <table:table-cell office:value-type="string">
            <text:p>Points</text:p>
          </table:table-cell>
          <table:table-cell office:value-type="string">
            <text:p>Position</text:p>
          </table:table-cell>
          <table:table-cell office:value-type="string">
            <text:p>Date</text:p>
          </table:table-cell>
          <table:table-cell office:value-type="string">
            <text:p>Replay/Ghost</text:p>
          </table:table-cell>
          <table:table-cell/>
          <table:table-cell office:value-type="string">
            <text:p>Moving WPM</text:p>
          </table:table-cell>
          <table:table-cell office:value-type="string">
            <text:p>Moving Accurac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97.6">
            <text:p>97.6</text:p>
          </table:table-cell>
          <table:table-cell office:value-type="float" office:value="106">
            <text:p>106</text:p>
          </table:table-cell>
          <table:table-cell office:value-type="string">
            <text:p>1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2])" office:value-type="float" office:value="80">
            <text:p>80.0</text:p>
          </table:table-cell>
          <table:table-cell table:formula="of:=AVERAGE([.$D$2:.D2])" office:value-type="float" office:value="97.6">
            <text:p>97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96.2">
            <text:p>96.2</text:p>
          </table:table-cell>
          <table:table-cell office:value-type="float" office:value="50">
            <text:p>50</text:p>
          </table:table-cell>
          <table:table-cell office:value-type="string">
            <text:p>1/4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3])" office:value-type="float" office:value="77.5">
            <text:p>77.5</text:p>
          </table:table-cell>
          <table:table-cell table:formula="of:=AVERAGE([.$D$2:.D3])" office:value-type="float" office:value="96.9">
            <text:p>96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96.8">
            <text:p>96.8</text:p>
          </table:table-cell>
          <table:table-cell office:value-type="float" office:value="41">
            <text:p>41</text:p>
          </table:table-cell>
          <table:table-cell office:value-type="string">
            <text:p>3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4])" office:value-type="float" office:value="76.6666666666667">
            <text:p>76.7</text:p>
          </table:table-cell>
          <table:table-cell table:formula="of:=AVERAGE([.$D$2:.D4])" office:value-type="float" office:value="96.8666666666667">
            <text:p>96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string">
            <text:p>1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5])" office:value-type="float" office:value="76">
            <text:p>76.0</text:p>
          </table:table-cell>
          <table:table-cell table:formula="of:=AVERAGE([.$D$2:.D5])" office:value-type="float" office:value="96.9">
            <text:p>96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string">
            <text:p>2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6])" office:value-type="float" office:value="78.2">
            <text:p>78.2</text:p>
          </table:table-cell>
          <table:table-cell table:formula="of:=AVERAGE([.$D$2:.D6])" office:value-type="float" office:value="97.32">
            <text:p>97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97.3">
            <text:p>97.3</text:p>
          </table:table-cell>
          <table:table-cell office:value-type="float" office:value="60">
            <text:p>60</text:p>
          </table:table-cell>
          <table:table-cell office:value-type="string">
            <text:p>1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7])" office:value-type="float" office:value="78.1666666666667">
            <text:p>78.2</text:p>
          </table:table-cell>
          <table:table-cell table:formula="of:=AVERAGE([.$D$2:.D7])" office:value-type="float" office:value="97.3166666666667">
            <text:p>97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98.4">
            <text:p>98.4</text:p>
          </table:table-cell>
          <table:table-cell office:value-type="float" office:value="54">
            <text:p>54</text:p>
          </table:table-cell>
          <table:table-cell office:value-type="string">
            <text:p>1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8])" office:value-type="float" office:value="78.5714285714286">
            <text:p>78.6</text:p>
          </table:table-cell>
          <table:table-cell table:formula="of:=AVERAGE([.$D$2:.D8])" office:value-type="float" office:value="97.4714285714286">
            <text:p>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98.2">
            <text:p>98.2</text:p>
          </table:table-cell>
          <table:table-cell office:value-type="float" office:value="73">
            <text:p>73</text:p>
          </table:table-cell>
          <table:table-cell office:value-type="string">
            <text:p>3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9])" office:value-type="float" office:value="78">
            <text:p>78.0</text:p>
          </table:table-cell>
          <table:table-cell table:formula="of:=AVERAGE([.$D$2:.D9])" office:value-type="float" office:value="97.5625">
            <text:p>97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98.5">
            <text:p>98.5</text:p>
          </table:table-cell>
          <table:table-cell office:value-type="float" office:value="18">
            <text:p>18</text:p>
          </table:table-cell>
          <table:table-cell office:value-type="string">
            <text:p>5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10])" office:value-type="float" office:value="78.7777777777778">
            <text:p>78.8</text:p>
          </table:table-cell>
          <table:table-cell table:formula="of:=AVERAGE([.$D$2:.D10])" office:value-type="float" office:value="97.6666666666667">
            <text:p>97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96.6">
            <text:p>96.6</text:p>
          </table:table-cell>
          <table:table-cell office:value-type="float" office:value="64">
            <text:p>64</text:p>
          </table:table-cell>
          <table:table-cell office:value-type="string">
            <text:p>3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11])" office:value-type="float" office:value="78.1">
            <text:p>78.1</text:p>
          </table:table-cell>
          <table:table-cell table:formula="of:=AVERAGE([.$D$2:.D11])" office:value-type="float" office:value="97.56">
            <text:p>97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97.3">
            <text:p>97.3</text:p>
          </table:table-cell>
          <table:table-cell office:value-type="float" office:value="62">
            <text:p>62</text:p>
          </table:table-cell>
          <table:table-cell office:value-type="string">
            <text:p>2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12])" office:value-type="float" office:value="77.7272727272727">
            <text:p>77.7</text:p>
          </table:table-cell>
          <table:table-cell table:formula="of:=AVERAGE([.$D$2:.D12])" office:value-type="float" office:value="97.5363636363636">
            <text:p>97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97.7">
            <text:p>97.7</text:p>
          </table:table-cell>
          <table:table-cell office:value-type="float" office:value="54">
            <text:p>54</text:p>
          </table:table-cell>
          <table:table-cell office:value-type="string">
            <text:p>2/4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13])" office:value-type="float" office:value="78.8333333333333">
            <text:p>78.8</text:p>
          </table:table-cell>
          <table:table-cell table:formula="of:=AVERAGE([.$D$2:.D13])" office:value-type="float" office:value="97.55">
            <text:p>97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string">
            <text:p>1/5</text:p>
          </table:table-cell>
          <table:table-cell office:value-type="string">
            <text:p>Jan 30, 2022</text:p>
          </table:table-cell>
          <table:table-cell table:number-columns-repeated="2"/>
          <table:table-cell table:formula="of:=AVERAGE([.$C$2:.C14])" office:value-type="float" office:value="79.1538461538462">
            <text:p>79.2</text:p>
          </table:table-cell>
          <table:table-cell table:formula="of:=AVERAGE([.$D$2:.D14])" office:value-type="float" office:value="97.5846153846154">
            <text:p>97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string">
            <text:p>3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15])" office:value-type="float" office:value="78.7857142857143">
            <text:p>78.8</text:p>
          </table:table-cell>
          <table:table-cell table:formula="of:=AVERAGE([.$D$2:.D15])" office:value-type="float" office:value="97.7571428571429">
            <text:p>97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96.9">
            <text:p>96.9</text:p>
          </table:table-cell>
          <table:table-cell office:value-type="float" office:value="45">
            <text:p>45</text:p>
          </table:table-cell>
          <table:table-cell office:value-type="string">
            <text:p>3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16])" office:value-type="float" office:value="78.6">
            <text:p>78.6</text:p>
          </table:table-cell>
          <table:table-cell table:formula="of:=AVERAGE([.$D$2:.D16])" office:value-type="float" office:value="97.7">
            <text:p>97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96.3">
            <text:p>96.3</text:p>
          </table:table-cell>
          <table:table-cell office:value-type="float" office:value="49">
            <text:p>49</text:p>
          </table:table-cell>
          <table:table-cell office:value-type="string">
            <text:p>2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17])" office:value-type="float" office:value="78.1875">
            <text:p>78.2</text:p>
          </table:table-cell>
          <table:table-cell table:formula="of:=AVERAGE([.$D$2:.D17])" office:value-type="float" office:value="97.6125">
            <text:p>97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97.7">
            <text:p>97.7</text:p>
          </table:table-cell>
          <table:table-cell office:value-type="float" office:value="59">
            <text:p>59</text:p>
          </table:table-cell>
          <table:table-cell office:value-type="string">
            <text:p>5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18])" office:value-type="float" office:value="77.9411764705882">
            <text:p>77.9</text:p>
          </table:table-cell>
          <table:table-cell table:formula="of:=AVERAGE([.$D$2:.D18])" office:value-type="float" office:value="97.6176470588235">
            <text:p>97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53">
            <text:p>53</text:p>
          </table:table-cell>
          <table:table-cell office:value-type="string">
            <text:p>1/4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19])" office:value-type="float" office:value="78.6666666666667">
            <text:p>78.7</text:p>
          </table:table-cell>
          <table:table-cell table:formula="of:=AVERAGE([.$D$2:.D19])" office:value-type="float" office:value="97.6944444444444">
            <text:p>97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string">
            <text:p>2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0])" office:value-type="float" office:value="79">
            <text:p>79.0</text:p>
          </table:table-cell>
          <table:table-cell table:formula="of:=AVERAGE([.$D$2:.D20])" office:value-type="float" office:value="97.7105263157895">
            <text:p>97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97.4">
            <text:p>97.4</text:p>
          </table:table-cell>
          <table:table-cell office:value-type="float" office:value="66">
            <text:p>66</text:p>
          </table:table-cell>
          <table:table-cell office:value-type="string">
            <text:p>2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1])" office:value-type="float" office:value="79.2">
            <text:p>79.2</text:p>
          </table:table-cell>
          <table:table-cell table:formula="of:=AVERAGE([.$D$2:.D21])" office:value-type="float" office:value="97.695">
            <text:p>97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97.3">
            <text:p>97.3</text:p>
          </table:table-cell>
          <table:table-cell office:value-type="float" office:value="39">
            <text:p>39</text:p>
          </table:table-cell>
          <table:table-cell office:value-type="string">
            <text:p>2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2])" office:value-type="float" office:value="78.6666666666667">
            <text:p>78.7</text:p>
          </table:table-cell>
          <table:table-cell table:formula="of:=AVERAGE([.$D$2:.D22])" office:value-type="float" office:value="97.6761904761905">
            <text:p>97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string">
            <text:p>4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3])" office:value-type="float" office:value="78.5">
            <text:p>78.5</text:p>
          </table:table-cell>
          <table:table-cell table:formula="of:=AVERAGE([.$D$2:.D23])" office:value-type="float" office:value="97.6909090909091">
            <text:p>97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97.3">
            <text:p>97.3</text:p>
          </table:table-cell>
          <table:table-cell office:value-type="float" office:value="50">
            <text:p>50</text:p>
          </table:table-cell>
          <table:table-cell office:value-type="string">
            <text:p>4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4])" office:value-type="float" office:value="78.5217391304348">
            <text:p>78.5</text:p>
          </table:table-cell>
          <table:table-cell table:formula="of:=AVERAGE([.$D$2:.D24])" office:value-type="float" office:value="97.6739130434783">
            <text:p>97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7.7">
            <text:p>97.7</text:p>
          </table:table-cell>
          <table:table-cell office:value-type="float" office:value="93">
            <text:p>93</text:p>
          </table:table-cell>
          <table:table-cell office:value-type="string">
            <text:p>2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5])" office:value-type="float" office:value="78.6666666666667">
            <text:p>78.7</text:p>
          </table:table-cell>
          <table:table-cell table:formula="of:=AVERAGE([.$D$2:.D25])" office:value-type="float" office:value="97.675">
            <text:p>97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95.9">
            <text:p>95.9</text:p>
          </table:table-cell>
          <table:table-cell office:value-type="float" office:value="27">
            <text:p>27</text:p>
          </table:table-cell>
          <table:table-cell office:value-type="string">
            <text:p>3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6])" office:value-type="float" office:value="78.36">
            <text:p>78.4</text:p>
          </table:table-cell>
          <table:table-cell table:formula="of:=AVERAGE([.$D$2:.D26])" office:value-type="float" office:value="97.604">
            <text:p>97.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96.5">
            <text:p>96.5</text:p>
          </table:table-cell>
          <table:table-cell office:value-type="float" office:value="40">
            <text:p>40</text:p>
          </table:table-cell>
          <table:table-cell office:value-type="string">
            <text:p>3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7])" office:value-type="float" office:value="78.1538461538462">
            <text:p>78.2</text:p>
          </table:table-cell>
          <table:table-cell table:formula="of:=AVERAGE([.$D$2:.D27])" office:value-type="float" office:value="97.5615384615385">
            <text:p>97.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98.6">
            <text:p>98.6</text:p>
          </table:table-cell>
          <table:table-cell office:value-type="float" office:value="161">
            <text:p>161</text:p>
          </table:table-cell>
          <table:table-cell office:value-type="string">
            <text:p>2/5</text:p>
          </table:table-cell>
          <table:table-cell office:value-type="string">
            <text:p>Jan. 26, 2022</text:p>
          </table:table-cell>
          <table:table-cell table:number-columns-repeated="2"/>
          <table:table-cell table:formula="of:=AVERAGE([.$C$2:.C28])" office:value-type="float" office:value="78.5925925925926">
            <text:p>78.6</text:p>
          </table:table-cell>
          <table:table-cell table:formula="of:=AVERAGE([.$D$2:.D28])" office:value-type="float" office:value="97.6">
            <text:p>97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97.4">
            <text:p>97.4</text:p>
          </table:table-cell>
          <table:table-cell office:value-type="float" office:value="90">
            <text:p>90</text:p>
          </table:table-cell>
          <table:table-cell office:value-type="string">
            <text:p>2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29])" office:value-type="float" office:value="78.6071428571429">
            <text:p>78.6</text:p>
          </table:table-cell>
          <table:table-cell table:formula="of:=AVERAGE([.$D$2:.D29])" office:value-type="float" office:value="97.5928571428572">
            <text:p>97.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97.4">
            <text:p>97.4</text:p>
          </table:table-cell>
          <table:table-cell office:value-type="float" office:value="69">
            <text:p>69</text:p>
          </table:table-cell>
          <table:table-cell office:value-type="string">
            <text:p>2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0])" office:value-type="float" office:value="78.6551724137931">
            <text:p>78.7</text:p>
          </table:table-cell>
          <table:table-cell table:formula="of:=AVERAGE([.$D$2:.D30])" office:value-type="float" office:value="97.5862068965517">
            <text:p>97.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95.9">
            <text:p>95.9</text:p>
          </table:table-cell>
          <table:table-cell office:value-type="float" office:value="99">
            <text:p>99</text:p>
          </table:table-cell>
          <table:table-cell office:value-type="string">
            <text:p>2/4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1])" office:value-type="float" office:value="78.3333333333333">
            <text:p>78.3</text:p>
          </table:table-cell>
          <table:table-cell table:formula="of:=AVERAGE([.$D$2:.D31])" office:value-type="float" office:value="97.53">
            <text:p>97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98.1">
            <text:p>98.1</text:p>
          </table:table-cell>
          <table:table-cell office:value-type="float" office:value="69">
            <text:p>69</text:p>
          </table:table-cell>
          <table:table-cell office:value-type="string">
            <text:p>1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2])" office:value-type="float" office:value="78.6451612903226">
            <text:p>78.6</text:p>
          </table:table-cell>
          <table:table-cell table:formula="of:=AVERAGE([.$D$2:.D32])" office:value-type="float" office:value="97.5483870967742">
            <text:p>97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string">
            <text:p>1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3])" office:value-type="float" office:value="78.78125">
            <text:p>78.8</text:p>
          </table:table-cell>
          <table:table-cell table:formula="of:=AVERAGE([.$D$2:.D33])" office:value-type="float" office:value="97.5625">
            <text:p>97.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.4">
            <text:p>97.4</text:p>
          </table:table-cell>
          <table:table-cell office:value-type="float" office:value="61">
            <text:p>61</text:p>
          </table:table-cell>
          <table:table-cell office:value-type="string">
            <text:p>3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4])" office:value-type="float" office:value="78.8181818181818">
            <text:p>78.8</text:p>
          </table:table-cell>
          <table:table-cell table:formula="of:=AVERAGE([.$D$2:.D34])" office:value-type="float" office:value="97.5575757575758">
            <text:p>97.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97.8">
            <text:p>97.8</text:p>
          </table:table-cell>
          <table:table-cell office:value-type="float" office:value="148">
            <text:p>148</text:p>
          </table:table-cell>
          <table:table-cell office:value-type="string">
            <text:p>3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5])" office:value-type="float" office:value="78.9705882352941">
            <text:p>79.0</text:p>
          </table:table-cell>
          <table:table-cell table:formula="of:=AVERAGE([.$D$2:.D35])" office:value-type="float" office:value="97.564705882353">
            <text:p>97.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97.1">
            <text:p>97.1</text:p>
          </table:table-cell>
          <table:table-cell office:value-type="float" office:value="85">
            <text:p>85</text:p>
          </table:table-cell>
          <table:table-cell office:value-type="string">
            <text:p>5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6])" office:value-type="float" office:value="78.6571428571429">
            <text:p>78.7</text:p>
          </table:table-cell>
          <table:table-cell table:formula="of:=AVERAGE([.$D$2:.D36])" office:value-type="float" office:value="97.5514285714286">
            <text:p>97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float" office:value="97.8">
            <text:p>97.8</text:p>
          </table:table-cell>
          <table:table-cell office:value-type="float" office:value="70">
            <text:p>70</text:p>
          </table:table-cell>
          <table:table-cell office:value-type="string">
            <text:p>2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7])" office:value-type="float" office:value="78.7222222222222">
            <text:p>78.7</text:p>
          </table:table-cell>
          <table:table-cell table:formula="of:=AVERAGE([.$D$2:.D37])" office:value-type="float" office:value="97.5583333333334">
            <text:p>97.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string">
            <text:p>2/4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8])" office:value-type="float" office:value="78.8918918918919">
            <text:p>78.9</text:p>
          </table:table-cell>
          <table:table-cell table:formula="of:=AVERAGE([.$D$2:.D38])" office:value-type="float" office:value="97.5702702702703">
            <text:p>97.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 office:value-type="float" office:value="98.7">
            <text:p>98.7</text:p>
          </table:table-cell>
          <table:table-cell office:value-type="float" office:value="95">
            <text:p>95</text:p>
          </table:table-cell>
          <table:table-cell office:value-type="string">
            <text:p>1/5</text:p>
          </table:table-cell>
          <table:table-cell office:value-type="string">
            <text:p>Jan. 24, 2022</text:p>
          </table:table-cell>
          <table:table-cell table:number-columns-repeated="2"/>
          <table:table-cell table:formula="of:=AVERAGE([.$C$2:.C39])" office:value-type="float" office:value="79.1052631578947">
            <text:p>79.1</text:p>
          </table:table-cell>
          <table:table-cell table:formula="of:=AVERAGE([.$D$2:.D39])" office:value-type="float" office:value="97.6">
            <text:p>97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95.1">
            <text:p>95.1</text:p>
          </table:table-cell>
          <table:table-cell office:value-type="float" office:value="58">
            <text:p>58</text:p>
          </table:table-cell>
          <table:table-cell office:value-type="string">
            <text:p>4/4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0])" office:value-type="float" office:value="78.7948717948718">
            <text:p>78.8</text:p>
          </table:table-cell>
          <table:table-cell table:formula="of:=AVERAGE([.$D$2:.D40])" office:value-type="float" office:value="97.5358974358975">
            <text:p>97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96.8">
            <text:p>96.8</text:p>
          </table:table-cell>
          <table:table-cell office:value-type="float" office:value="43">
            <text:p>43</text:p>
          </table:table-cell>
          <table:table-cell office:value-type="string">
            <text:p>4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1])" office:value-type="float" office:value="78.675">
            <text:p>78.7</text:p>
          </table:table-cell>
          <table:table-cell table:formula="of:=AVERAGE([.$D$2:.D41])" office:value-type="float" office:value="97.5175">
            <text:p>97.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96.6">
            <text:p>96.6</text:p>
          </table:table-cell>
          <table:table-cell office:value-type="float" office:value="42">
            <text:p>42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2])" office:value-type="float" office:value="78.390243902439">
            <text:p>78.4</text:p>
          </table:table-cell>
          <table:table-cell table:formula="of:=AVERAGE([.$D$2:.D42])" office:value-type="float" office:value="97.4951219512195">
            <text:p>97.5</text:p>
          </table:table-cell>
        </table:table-row>
        <table:table-row table:style-name="ro1">
          <table:table-cell table:number-columns-repeated="2"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97.2">
            <text:p>97.2</text:p>
          </table:table-cell>
          <table:table-cell office:value-type="float" office:value="63">
            <text:p>63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3])" office:value-type="float" office:value="78.2142857142857">
            <text:p>78.2</text:p>
          </table:table-cell>
          <table:table-cell table:formula="of:=AVERAGE([.$D$2:.D43])" office:value-type="float" office:value="97.4880952380953">
            <text:p>97.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97.3">
            <text:p>97.3</text:p>
          </table:table-cell>
          <table:table-cell office:value-type="float" office:value="87">
            <text:p>87</text:p>
          </table:table-cell>
          <table:table-cell office:value-type="string">
            <text:p>3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4])" office:value-type="float" office:value="78.1162790697674">
            <text:p>78.1</text:p>
          </table:table-cell>
          <table:table-cell table:formula="of:=AVERAGE([.$D$2:.D44])" office:value-type="float" office:value="97.4837209302326">
            <text:p>97.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96.7">
            <text:p>96.7</text:p>
          </table:table-cell>
          <table:table-cell office:value-type="float" office:value="58">
            <text:p>58</text:p>
          </table:table-cell>
          <table:table-cell office:value-type="string">
            <text:p>3/4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5])" office:value-type="float" office:value="77.9545454545455">
            <text:p>78.0</text:p>
          </table:table-cell>
          <table:table-cell table:formula="of:=AVERAGE([.$D$2:.D45])" office:value-type="float" office:value="97.4659090909091">
            <text:p>97.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97.2">
            <text:p>97.2</text:p>
          </table:table-cell>
          <table:table-cell office:value-type="float" office:value="64">
            <text:p>64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6])" office:value-type="float" office:value="77.9555555555556">
            <text:p>78.0</text:p>
          </table:table-cell>
          <table:table-cell table:formula="of:=AVERAGE([.$D$2:.D46])" office:value-type="float" office:value="97.46">
            <text:p>97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97.5">
            <text:p>97.5</text:p>
          </table:table-cell>
          <table:table-cell office:value-type="float" office:value="87">
            <text:p>87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7])" office:value-type="float" office:value="77.9347826086957">
            <text:p>77.9</text:p>
          </table:table-cell>
          <table:table-cell table:formula="of:=AVERAGE([.$D$2:.D47])" office:value-type="float" office:value="97.4608695652174">
            <text:p>97.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string">
            <text:p>3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8])" office:value-type="float" office:value="77.9574468085106">
            <text:p>78.0</text:p>
          </table:table-cell>
          <table:table-cell table:formula="of:=AVERAGE([.$D$2:.D48])" office:value-type="float" office:value="97.4723404255319">
            <text:p>97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98.3">
            <text:p>98.3</text:p>
          </table:table-cell>
          <table:table-cell office:value-type="float" office:value="33">
            <text:p>33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49])" office:value-type="float" office:value="78.0625">
            <text:p>78.1</text:p>
          </table:table-cell>
          <table:table-cell table:formula="of:=AVERAGE([.$D$2:.D49])" office:value-type="float" office:value="97.4895833333334">
            <text:p>97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96.9">
            <text:p>96.9</text:p>
          </table:table-cell>
          <table:table-cell office:value-type="float" office:value="35">
            <text:p>35</text:p>
          </table:table-cell>
          <table:table-cell office:value-type="string">
            <text:p>4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0])" office:value-type="float" office:value="78">
            <text:p>78.0</text:p>
          </table:table-cell>
          <table:table-cell table:formula="of:=AVERAGE([.$D$2:.D50])" office:value-type="float" office:value="97.4775510204082">
            <text:p>97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95.6">
            <text:p>95.6</text:p>
          </table:table-cell>
          <table:table-cell office:value-type="float" office:value="49">
            <text:p>49</text:p>
          </table:table-cell>
          <table:table-cell office:value-type="string">
            <text:p>4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1])" office:value-type="float" office:value="77.86">
            <text:p>77.9</text:p>
          </table:table-cell>
          <table:table-cell table:formula="of:=AVERAGE([.$D$2:.D51])" office:value-type="float" office:value="97.44">
            <text:p>97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97.8">
            <text:p>97.8</text:p>
          </table:table-cell>
          <table:table-cell office:value-type="float" office:value="57">
            <text:p>57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2])" office:value-type="float" office:value="77.6862745098039">
            <text:p>77.7</text:p>
          </table:table-cell>
          <table:table-cell table:formula="of:=AVERAGE([.$D$2:.D52])" office:value-type="float" office:value="97.4470588235294">
            <text:p>97.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string">
            <text:p>3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3])" office:value-type="float" office:value="77.5769230769231">
            <text:p>77.6</text:p>
          </table:table-cell>
          <table:table-cell table:formula="of:=AVERAGE([.$D$2:.D53])" office:value-type="float" office:value="97.4384615384616">
            <text:p>97.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96.9">
            <text:p>96.9</text:p>
          </table:table-cell>
          <table:table-cell office:value-type="float" office:value="29">
            <text:p>29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4])" office:value-type="float" office:value="77.5283018867925">
            <text:p>77.5</text:p>
          </table:table-cell>
          <table:table-cell table:formula="of:=AVERAGE([.$D$2:.D54])" office:value-type="float" office:value="97.4283018867925">
            <text:p>97.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98.2">
            <text:p>98.2</text:p>
          </table:table-cell>
          <table:table-cell office:value-type="float" office:value="92">
            <text:p>92</text:p>
          </table:table-cell>
          <table:table-cell office:value-type="string">
            <text:p>5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5])" office:value-type="float" office:value="77.5185185185185">
            <text:p>77.5</text:p>
          </table:table-cell>
          <table:table-cell table:formula="of:=AVERAGE([.$D$2:.D55])" office:value-type="float" office:value="97.4425925925926">
            <text:p>97.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96.5">
            <text:p>96.5</text:p>
          </table:table-cell>
          <table:table-cell office:value-type="float" office:value="71">
            <text:p>71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6])" office:value-type="float" office:value="77.2545454545455">
            <text:p>77.3</text:p>
          </table:table-cell>
          <table:table-cell table:formula="of:=AVERAGE([.$D$2:.D56])" office:value-type="float" office:value="97.4254545454546">
            <text:p>97.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7])" office:value-type="float" office:value="77.1964285714286">
            <text:p>77.2</text:p>
          </table:table-cell>
          <table:table-cell table:formula="of:=AVERAGE([.$D$2:.D57])" office:value-type="float" office:value="97.4178571428572">
            <text:p>97.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96.9">
            <text:p>96.9</text:p>
          </table:table-cell>
          <table:table-cell office:value-type="float" office:value="97">
            <text:p>97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8])" office:value-type="float" office:value="77.1578947368421">
            <text:p>77.2</text:p>
          </table:table-cell>
          <table:table-cell table:formula="of:=AVERAGE([.$D$2:.D58])" office:value-type="float" office:value="97.4087719298246">
            <text:p>97.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97.4">
            <text:p>97.4</text:p>
          </table:table-cell>
          <table:table-cell office:value-type="float" office:value="40">
            <text:p>40</text:p>
          </table:table-cell>
          <table:table-cell office:value-type="string">
            <text:p>3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59])" office:value-type="float" office:value="77.1551724137931">
            <text:p>77.2</text:p>
          </table:table-cell>
          <table:table-cell table:formula="of:=AVERAGE([.$D$2:.D59])" office:value-type="float" office:value="97.4086206896552">
            <text:p>97.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97.6">
            <text:p>97.6</text:p>
          </table:table-cell>
          <table:table-cell office:value-type="float" office:value="45">
            <text:p>45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0])" office:value-type="float" office:value="77">
            <text:p>77.0</text:p>
          </table:table-cell>
          <table:table-cell table:formula="of:=AVERAGE([.$D$2:.D60])" office:value-type="float" office:value="97.4118644067797">
            <text:p>97.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96.8">
            <text:p>96.8</text:p>
          </table:table-cell>
          <table:table-cell office:value-type="float" office:value="73">
            <text:p>73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1])" office:value-type="float" office:value="76.95">
            <text:p>77.0</text:p>
          </table:table-cell>
          <table:table-cell table:formula="of:=AVERAGE([.$D$2:.D61])" office:value-type="float" office:value="97.4016666666667">
            <text:p>97.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95.7">
            <text:p>95.7</text:p>
          </table:table-cell>
          <table:table-cell office:value-type="float" office:value="82">
            <text:p>82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2])" office:value-type="float" office:value="76.7704918032787">
            <text:p>76.8</text:p>
          </table:table-cell>
          <table:table-cell table:formula="of:=AVERAGE([.$D$2:.D62])" office:value-type="float" office:value="97.3737704918033">
            <text:p>97.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97.4">
            <text:p>97.4</text:p>
          </table:table-cell>
          <table:table-cell office:value-type="float" office:value="76">
            <text:p>76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3])" office:value-type="float" office:value="76.8064516129032">
            <text:p>76.8</text:p>
          </table:table-cell>
          <table:table-cell table:formula="of:=AVERAGE([.$D$2:.D63])" office:value-type="float" office:value="97.3741935483871">
            <text:p>97.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97.6">
            <text:p>97.6</text:p>
          </table:table-cell>
          <table:table-cell office:value-type="float" office:value="69">
            <text:p>69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4])" office:value-type="float" office:value="76.7619047619048">
            <text:p>76.8</text:p>
          </table:table-cell>
          <table:table-cell table:formula="of:=AVERAGE([.$D$2:.D64])" office:value-type="float" office:value="97.3777777777778">
            <text:p>97.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95.3">
            <text:p>95.3</text:p>
          </table:table-cell>
          <table:table-cell office:value-type="float" office:value="33">
            <text:p>33</text:p>
          </table:table-cell>
          <table:table-cell office:value-type="string">
            <text:p>3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5])" office:value-type="float" office:value="76.421875">
            <text:p>76.4</text:p>
          </table:table-cell>
          <table:table-cell table:formula="of:=AVERAGE([.$D$2:.D65])" office:value-type="float" office:value="97.3453125">
            <text:p>97.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96.3">
            <text:p>96.3</text:p>
          </table:table-cell>
          <table:table-cell office:value-type="float" office:value="113">
            <text:p>113</text:p>
          </table:table-cell>
          <table:table-cell office:value-type="string">
            <text:p>4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6])" office:value-type="float" office:value="76.3230769230769">
            <text:p>76.3</text:p>
          </table:table-cell>
          <table:table-cell table:formula="of:=AVERAGE([.$D$2:.D66])" office:value-type="float" office:value="97.3292307692308">
            <text:p>97.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3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7])" office:value-type="float" office:value="76.3181818181818">
            <text:p>76.3</text:p>
          </table:table-cell>
          <table:table-cell table:formula="of:=AVERAGE([.$D$2:.D67])" office:value-type="float" office:value="97.3090909090909">
            <text:p>97.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95.7">
            <text:p>95.7</text:p>
          </table:table-cell>
          <table:table-cell office:value-type="float" office:value="42">
            <text:p>42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8])" office:value-type="float" office:value="76.089552238806">
            <text:p>76.1</text:p>
          </table:table-cell>
          <table:table-cell table:formula="of:=AVERAGE([.$D$2:.D68])" office:value-type="float" office:value="97.2850746268657">
            <text:p>97.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96.7">
            <text:p>96.7</text:p>
          </table:table-cell>
          <table:table-cell office:value-type="float" office:value="159">
            <text:p>159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69])" office:value-type="float" office:value="76.0147058823529">
            <text:p>76.0</text:p>
          </table:table-cell>
          <table:table-cell table:formula="of:=AVERAGE([.$D$2:.D69])" office:value-type="float" office:value="97.2764705882353">
            <text:p>97.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95.9">
            <text:p>95.9</text:p>
          </table:table-cell>
          <table:table-cell office:value-type="float" office:value="102">
            <text:p>102</text:p>
          </table:table-cell>
          <table:table-cell office:value-type="string">
            <text:p>3/4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70])" office:value-type="float" office:value="75.8985507246377">
            <text:p>75.9</text:p>
          </table:table-cell>
          <table:table-cell table:formula="of:=AVERAGE([.$D$2:.D70])" office:value-type="float" office:value="97.2565217391304">
            <text:p>97.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98.1">
            <text:p>98.1</text:p>
          </table:table-cell>
          <table:table-cell office:value-type="float" office:value="38">
            <text:p>38</text:p>
          </table:table-cell>
          <table:table-cell office:value-type="string">
            <text:p>3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71])" office:value-type="float" office:value="76.0142857142857">
            <text:p>76.0</text:p>
          </table:table-cell>
          <table:table-cell table:formula="of:=AVERAGE([.$D$2:.D71])" office:value-type="float" office:value="97.2685714285714">
            <text:p>97.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97.1">
            <text:p>97.1</text:p>
          </table:table-cell>
          <table:table-cell office:value-type="float" office:value="62">
            <text:p>62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72])" office:value-type="float" office:value="75.8732394366197">
            <text:p>75.9</text:p>
          </table:table-cell>
          <table:table-cell table:formula="of:=AVERAGE([.$D$2:.D72])" office:value-type="float" office:value="97.2661971830986">
            <text:p>97.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97.1">
            <text:p>97.1</text:p>
          </table:table-cell>
          <table:table-cell office:value-type="float" office:value="65">
            <text:p>65</text:p>
          </table:table-cell>
          <table:table-cell office:value-type="string">
            <text:p>1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73])" office:value-type="float" office:value="75.8472222222222">
            <text:p>75.8</text:p>
          </table:table-cell>
          <table:table-cell table:formula="of:=AVERAGE([.$D$2:.D73])" office:value-type="float" office:value="97.2638888888889">
            <text:p>97.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95.4">
            <text:p>95.4</text:p>
          </table:table-cell>
          <table:table-cell office:value-type="float" office:value="40">
            <text:p>40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74])" office:value-type="float" office:value="75.6575342465753">
            <text:p>75.7</text:p>
          </table:table-cell>
          <table:table-cell table:formula="of:=AVERAGE([.$D$2:.D74])" office:value-type="float" office:value="97.2383561643836">
            <text:p>97.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97.5">
            <text:p>97.5</text:p>
          </table:table-cell>
          <table:table-cell office:value-type="float" office:value="26">
            <text:p>26</text:p>
          </table:table-cell>
          <table:table-cell office:value-type="string">
            <text:p>2/5</text:p>
          </table:table-cell>
          <table:table-cell office:value-type="string">
            <text:p>Jan. 22, 2022</text:p>
          </table:table-cell>
          <table:table-cell table:number-columns-repeated="2"/>
          <table:table-cell table:formula="of:=AVERAGE([.$C$2:.C75])" office:value-type="float" office:value="75.5945945945946">
            <text:p>75.6</text:p>
          </table:table-cell>
          <table:table-cell table:formula="of:=AVERAGE([.$D$2:.D75])" office:value-type="float" office:value="97.2418918918919">
            <text:p>97.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97.7">
            <text:p>97.7</text:p>
          </table:table-cell>
          <table:table-cell office:value-type="float" office:value="61">
            <text:p>61</text:p>
          </table:table-cell>
          <table:table-cell office:value-type="string">
            <text:p>2/5</text:p>
          </table:table-cell>
          <table:table-cell office:value-type="string">
            <text:p>Dec. 15, 2021</text:p>
          </table:table-cell>
          <table:table-cell table:number-columns-repeated="2"/>
          <table:table-cell table:formula="of:=AVERAGE([.$C$2:.C76])" office:value-type="float" office:value="75.5866666666667">
            <text:p>75.6</text:p>
          </table:table-cell>
          <table:table-cell table:formula="of:=AVERAGE([.$D$2:.D76])" office:value-type="float" office:value="97.248">
            <text:p>97.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95.5">
            <text:p>95.5</text:p>
          </table:table-cell>
          <table:table-cell office:value-type="float" office:value="24">
            <text:p>24</text:p>
          </table:table-cell>
          <table:table-cell office:value-type="string">
            <text:p>2/3</text:p>
          </table:table-cell>
          <table:table-cell office:value-type="string">
            <text:p>Dec. 15, 2021</text:p>
          </table:table-cell>
          <table:table-cell table:number-columns-repeated="2"/>
          <table:table-cell table:formula="of:=AVERAGE([.$C$2:.C77])" office:value-type="float" office:value="75.4473684210526">
            <text:p>75.4</text:p>
          </table:table-cell>
          <table:table-cell table:formula="of:=AVERAGE([.$D$2:.D77])" office:value-type="float" office:value="97.225">
            <text:p>97.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96.6">
            <text:p>96.6</text:p>
          </table:table-cell>
          <table:table-cell office:value-type="float" office:value="33">
            <text:p>33</text:p>
          </table:table-cell>
          <table:table-cell office:value-type="string">
            <text:p>2/3</text:p>
          </table:table-cell>
          <table:table-cell office:value-type="string">
            <text:p>Dec. 7, 2021</text:p>
          </table:table-cell>
          <table:table-cell table:number-columns-repeated="2"/>
          <table:table-cell table:formula="of:=AVERAGE([.$C$2:.C78])" office:value-type="float" office:value="75.2987012987013">
            <text:p>75.3</text:p>
          </table:table-cell>
          <table:table-cell table:formula="of:=AVERAGE([.$D$2:.D78])" office:value-type="float" office:value="97.2168831168831">
            <text:p>97.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97.2">
            <text:p>97.2</text:p>
          </table:table-cell>
          <table:table-cell office:value-type="float" office:value="81">
            <text:p>81</text:p>
          </table:table-cell>
          <table:table-cell office:value-type="string">
            <text:p>1/5</text:p>
          </table:table-cell>
          <table:table-cell office:value-type="string">
            <text:p>Dec. 7, 2021</text:p>
          </table:table-cell>
          <table:table-cell table:number-columns-repeated="2"/>
          <table:table-cell table:formula="of:=AVERAGE([.$C$2:.C79])" office:value-type="float" office:value="75.2435897435897">
            <text:p>75.2</text:p>
          </table:table-cell>
          <table:table-cell table:formula="of:=AVERAGE([.$D$2:.D79])" office:value-type="float" office:value="97.2166666666667">
            <text:p>97.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96.3">
            <text:p>96.3</text:p>
          </table:table-cell>
          <table:table-cell office:value-type="float" office:value="81">
            <text:p>81</text:p>
          </table:table-cell>
          <table:table-cell office:value-type="string">
            <text:p>4/5</text:p>
          </table:table-cell>
          <table:table-cell office:value-type="string">
            <text:p>Dec. 7, 2021</text:p>
          </table:table-cell>
          <table:table-cell table:number-columns-repeated="2"/>
          <table:table-cell table:formula="of:=AVERAGE([.$C$2:.C80])" office:value-type="float" office:value="75.1392405063291">
            <text:p>75.1</text:p>
          </table:table-cell>
          <table:table-cell table:formula="of:=AVERAGE([.$D$2:.D80])" office:value-type="float" office:value="97.2050632911393">
            <text:p>97.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96.5">
            <text:p>96.5</text:p>
          </table:table-cell>
          <table:table-cell office:value-type="float" office:value="70">
            <text:p>70</text:p>
          </table:table-cell>
          <table:table-cell office:value-type="string">
            <text:p>4/5</text:p>
          </table:table-cell>
          <table:table-cell office:value-type="string">
            <text:p>Dec. 7, 2021</text:p>
          </table:table-cell>
          <table:table-cell table:number-columns-repeated="2"/>
          <table:table-cell table:formula="of:=AVERAGE([.$C$2:.C81])" office:value-type="float" office:value="75.1125">
            <text:p>75.1</text:p>
          </table:table-cell>
          <table:table-cell table:formula="of:=AVERAGE([.$D$2:.D81])" office:value-type="float" office:value="97.19625">
            <text:p>97.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.6">
            <text:p>97.6</text:p>
          </table:table-cell>
          <table:table-cell office:value-type="float" office:value="55">
            <text:p>55</text:p>
          </table:table-cell>
          <table:table-cell office:value-type="string">
            <text:p>3/4</text:p>
          </table:table-cell>
          <table:table-cell office:value-type="string">
            <text:p>Dec. 7, 2021</text:p>
          </table:table-cell>
          <table:table-cell table:number-columns-repeated="2"/>
          <table:table-cell table:formula="of:=AVERAGE([.$C$2:.C82])" office:value-type="float" office:value="75.1234567901235">
            <text:p>75.1</text:p>
          </table:table-cell>
          <table:table-cell table:formula="of:=AVERAGE([.$D$2:.D82])" office:value-type="float" office:value="97.2012345679013">
            <text:p>97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string">
            <text:p>1/5</text:p>
          </table:table-cell>
          <table:table-cell office:value-type="string">
            <text:p>Dec. 7, 2021</text:p>
          </table:table-cell>
          <table:table-cell table:number-columns-repeated="2"/>
          <table:table-cell table:formula="of:=AVERAGE([.$C$2:.C83])" office:value-type="float" office:value="75.1707317073171">
            <text:p>75.2</text:p>
          </table:table-cell>
          <table:table-cell table:formula="of:=AVERAGE([.$D$2:.D83])" office:value-type="float" office:value="97.2109756097561">
            <text:p>97.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75.1707317073">
            <text:p>75.1707317073</text:p>
          </table:table-cell>
          <table:table-cell office:value-type="float" office:value="97.2109756098">
            <text:p>97.2109756098</text:p>
          </table:table-cell>
          <table:table-cell office:value-type="float" office:value="65.256097561">
            <text:p>65.256097561</text:p>
          </table:table-cell>
          <table:table-cell office:value-type="string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Sheet1.S145" table:end-x="0.902cm" table:end-y="0.425cm" draw:z-index="0" draw:style-name="gr1" draw:text-style-name="P1" svg:width="35.319cm" svg:height="24.713cm" svg:x="0.101cm" svg:y="0.1cm">
              <draw:object draw:notify-on-update-of-ranges="Sheet1.C1:Sheet1.C1 Sheet1.C2:Sheet1.C83 Sheet1.D1:Sheet1.D1 Sheet1.D2:Sheet1.D83 Sheet1.J1:Sheet1.J1 Sheet1.J2:Sheet1.J83 Sheet1.K1:Sheet1.K1 Sheet1.K2:Sheet1.K8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0"/>
    </number:number-style>
    <number:number-style style:name="N108">
      <number:number number:decimal-places="1" number:min-integer-digits="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2022-01-31</text:date>, <text:time>00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31T00:03:10.47</dc:date>
    <dc:creator>Tim S</dc:creator>
    <meta:generator>OpenOffice/4.1.10$Win32 OpenOffice.org_project/4110m2$Build-9807</meta:generator>
    <meta:editing-duration>PT11M52S</meta:editing-duration>
    <meta:editing-cycles>2</meta:editing-cycles>
    <meta:document-statistic meta:table-count="1" meta:cell-count="7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width="0.1cm" svg:stroke-color="#4b1f6f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circl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108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32cm" svg:height="24.714cm" xlink:href=".." xlink:type="simple" chart:class="chart:line" chart:style-name="ch1">
        <chart:title svg:x="15.262cm" svg:y="0.63cm" chart:style-name="ch2">
          <text:p>Overall TypeRacer Stats</text:p>
        </chart:title>
        <chart:subtitle svg:x="15.129cm" svg:y="1.903cm" chart:style-name="ch3">
          <text:p>75.2 WPM / 97.2% Accuracy</text:p>
        </chart:subtitle>
        <chart:legend chart:legend-position="end" svg:x="30.477cm" svg:y="10.735cm" style:legend-expansion="high" chart:style-name="ch4"/>
        <chart:plot-area chart:style-name="ch5" table:cell-range-address="Sheet1.C1:Sheet1.D83 Sheet1.J1:Sheet1.K83" chart:data-source-has-labels="row" svg:x="1.156cm" svg:y="3.574cm" svg:width="27.909cm" svg:height="19.638cm">
          <chartooo:coordinate-region svg:x="1.963cm" svg:y="3.786cm" svg:width="26.915cm" svg:height="18.329cm"/>
          <chart:axis chart:dimension="x" chart:name="primary-x" chart:style-name="ch6">
            <chart:title svg:x="14.034cm" svg:y="23.707cm" chart:style-name="ch7">
              <text:p>Race Number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2:Sheet1.C83" chart:label-cell-address="Sheet1.C1:Sheet1.C1" chart:class="chart:line">
            <chart:regression-curve chart:style-name="ch11">
              <chart:equation chart:display-r-square="true" svg:x="22.139cm" svg:y="20.674cm"/>
            </chart:regression-curve>
            <chart:data-point chart:repeated="82"/>
          </chart:series>
          <chart:series chart:style-name="ch12" chart:values-cell-range-address="Sheet1.D2:Sheet1.D83" chart:label-cell-address="Sheet1.D1:Sheet1.D1" chart:class="chart:line">
            <chart:regression-curve chart:style-name="ch11">
              <chart:equation chart:display-r-square="true" svg:x="22.028cm" svg:y="5.932cm"/>
            </chart:regression-curve>
            <chart:data-point chart:repeated="82"/>
          </chart:series>
          <chart:series chart:style-name="ch13" chart:values-cell-range-address="Sheet1.J2:Sheet1.J83" chart:label-cell-address="Sheet1.J1:Sheet1.J1" chart:class="chart:line">
            <chart:data-point chart:repeated="82"/>
          </chart:series>
          <chart:series chart:style-name="ch14" chart:values-cell-range-address="Sheet1.K2:Sheet1.K83" chart:label-cell-address="Sheet1.K1:Sheet1.K1" chart:class="chart:line">
            <chart:data-point chart:repeated="8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PM</text:p>
                <draw:g>
                  <svg:desc>Sheet1.C1:Sheet1.C1</svg:desc>
                </draw:g>
              </table:table-cell>
              <table:table-cell office:value-type="string">
                <text:p>Accuracy</text:p>
                <draw:g>
                  <svg:desc>Sheet1.D1:Sheet1.D1</svg:desc>
                </draw:g>
              </table:table-cell>
              <table:table-cell office:value-type="string">
                <text:p>Moving WPM</text:p>
                <draw:g>
                  <svg:desc>Sheet1.J1:Sheet1.J1</svg:desc>
                </draw:g>
              </table:table-cell>
              <table:table-cell office:value-type="string">
                <text:p>Moving Accuracy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C2:Sheet1.C83</svg:desc>
                </draw:g>
              </table:table-cell>
              <table:table-cell office:value-type="float" office:value="97.6">
                <text:p>97.6</text:p>
                <draw:g>
                  <svg:desc>Sheet1.D2:Sheet1.D83</svg:desc>
                </draw:g>
              </table:table-cell>
              <table:table-cell office:value-type="float" office:value="80">
                <text:p>80</text:p>
                <draw:g>
                  <svg:desc>Sheet1.J2:Sheet1.J83</svg:desc>
                </draw:g>
              </table:table-cell>
              <table:table-cell office:value-type="float" office:value="97.6">
                <text:p>97.6</text:p>
                <draw:g>
                  <svg:desc>Sheet1.K2:Sheet1.K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96.2">
                <text:p>96.2</text:p>
              </table:table-cell>
              <table:table-cell office:value-type="float" office:value="77.5">
                <text:p>77.5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96.8">
                <text:p>96.8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96.8666666666667">
                <text:p>96.8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  <table:table-cell office:value-type="float" office:value="78.2">
                <text:p>78.2</text:p>
              </table:table-cell>
              <table:table-cell office:value-type="float" office:value="97.32">
                <text:p>97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97.3">
                <text:p>97.3</text:p>
              </table:table-cell>
              <table:table-cell office:value-type="float" office:value="78.1666666666667">
                <text:p>78.1666666666667</text:p>
              </table:table-cell>
              <table:table-cell office:value-type="float" office:value="97.3166666666667">
                <text:p>97.3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  <table:table-cell office:value-type="float" office:value="98.4">
                <text:p>98.4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97.4714285714286">
                <text:p>97.4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98.2">
                <text:p>98.2</text:p>
              </table:table-cell>
              <table:table-cell office:value-type="float" office:value="78">
                <text:p>78</text:p>
              </table:table-cell>
              <table:table-cell office:value-type="float" office:value="97.5625">
                <text:p>97.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98.5">
                <text:p>98.5</text:p>
              </table:table-cell>
              <table:table-cell office:value-type="float" office:value="78.7777777777778">
                <text:p>78.7777777777778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96.6">
                <text:p>96.6</text:p>
              </table:table-cell>
              <table:table-cell office:value-type="float" office:value="78.1">
                <text:p>78.1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97.3">
                <text:p>97.3</text:p>
              </table:table-cell>
              <table:table-cell office:value-type="float" office:value="77.7272727272727">
                <text:p>77.7272727272727</text:p>
              </table:table-cell>
              <table:table-cell office:value-type="float" office:value="97.5363636363636">
                <text:p>97.5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97.7">
                <text:p>97.7</text:p>
              </table:table-cell>
              <table:table-cell office:value-type="float" office:value="78.8333333333333">
                <text:p>78.8333333333333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79.1538461538462">
                <text:p>79.1538461538462</text:p>
              </table:table-cell>
              <table:table-cell office:value-type="float" office:value="97.5846153846154">
                <text:p>97.5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78.7857142857143">
                <text:p>78.7857142857143</text:p>
              </table:table-cell>
              <table:table-cell office:value-type="float" office:value="97.7571428571429">
                <text:p>97.7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96.9">
                <text:p>96.9</text:p>
              </table:table-cell>
              <table:table-cell office:value-type="float" office:value="78.6">
                <text:p>78.6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96.3">
                <text:p>96.3</text:p>
              </table:table-cell>
              <table:table-cell office:value-type="float" office:value="78.1875">
                <text:p>78.1875</text:p>
              </table:table-cell>
              <table:table-cell office:value-type="float" office:value="97.6125">
                <text:p>97.6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97.7">
                <text:p>97.7</text:p>
              </table:table-cell>
              <table:table-cell office:value-type="float" office:value="77.9411764705882">
                <text:p>77.9411764705882</text:p>
              </table:table-cell>
              <table:table-cell office:value-type="float" office:value="97.6176470588235">
                <text:p>97.617647058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97.6944444444444">
                <text:p>97.69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  <table:table-cell office:value-type="float" office:value="79">
                <text:p>79</text:p>
              </table:table-cell>
              <table:table-cell office:value-type="float" office:value="97.7105263157895">
                <text:p>97.71052631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97.4">
                <text:p>97.4</text:p>
              </table:table-cell>
              <table:table-cell office:value-type="float" office:value="79.2">
                <text:p>79.2</text:p>
              </table:table-cell>
              <table:table-cell office:value-type="float" office:value="97.695">
                <text:p>97.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97.3">
                <text:p>97.3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97.6761904761905">
                <text:p>97.6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78.5">
                <text:p>78.5</text:p>
              </table:table-cell>
              <table:table-cell office:value-type="float" office:value="97.6909090909091">
                <text:p>97.69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97.3">
                <text:p>97.3</text:p>
              </table:table-cell>
              <table:table-cell office:value-type="float" office:value="78.5217391304348">
                <text:p>78.5217391304348</text:p>
              </table:table-cell>
              <table:table-cell office:value-type="float" office:value="97.6739130434783">
                <text:p>97.6739130434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97.7">
                <text:p>97.7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97.675">
                <text:p>97.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95.9">
                <text:p>95.9</text:p>
              </table:table-cell>
              <table:table-cell office:value-type="float" office:value="78.36">
                <text:p>78.36</text:p>
              </table:table-cell>
              <table:table-cell office:value-type="float" office:value="97.604">
                <text:p>97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96.5">
                <text:p>96.5</text:p>
              </table:table-cell>
              <table:table-cell office:value-type="float" office:value="78.1538461538462">
                <text:p>78.1538461538462</text:p>
              </table:table-cell>
              <table:table-cell office:value-type="float" office:value="97.5615384615385">
                <text:p>97.5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98.6">
                <text:p>98.6</text:p>
              </table:table-cell>
              <table:table-cell office:value-type="float" office:value="78.5925925925926">
                <text:p>78.5925925925926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97.4">
                <text:p>97.4</text:p>
              </table:table-cell>
              <table:table-cell office:value-type="float" office:value="78.6071428571429">
                <text:p>78.6071428571429</text:p>
              </table:table-cell>
              <table:table-cell office:value-type="float" office:value="97.5928571428572">
                <text:p>97.5928571428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97.4">
                <text:p>97.4</text:p>
              </table:table-cell>
              <table:table-cell office:value-type="float" office:value="78.6551724137931">
                <text:p>78.6551724137931</text:p>
              </table:table-cell>
              <table:table-cell office:value-type="float" office:value="97.5862068965517">
                <text:p>97.5862068965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95.9">
                <text:p>95.9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97.53">
                <text:p>97.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98.1">
                <text:p>98.1</text:p>
              </table:table-cell>
              <table:table-cell office:value-type="float" office:value="78.6451612903226">
                <text:p>78.6451612903226</text:p>
              </table:table-cell>
              <table:table-cell office:value-type="float" office:value="97.5483870967742">
                <text:p>97.548387096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78.78125">
                <text:p>78.78125</text:p>
              </table:table-cell>
              <table:table-cell office:value-type="float" office:value="97.5625">
                <text:p>97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97.4">
                <text:p>97.4</text:p>
              </table:table-cell>
              <table:table-cell office:value-type="float" office:value="78.8181818181818">
                <text:p>78.8181818181818</text:p>
              </table:table-cell>
              <table:table-cell office:value-type="float" office:value="97.5575757575758">
                <text:p>97.5575757575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97.8">
                <text:p>97.8</text:p>
              </table:table-cell>
              <table:table-cell office:value-type="float" office:value="78.9705882352941">
                <text:p>78.9705882352941</text:p>
              </table:table-cell>
              <table:table-cell office:value-type="float" office:value="97.564705882353">
                <text:p>97.56470588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97.1">
                <text:p>97.1</text:p>
              </table:table-cell>
              <table:table-cell office:value-type="float" office:value="78.6571428571429">
                <text:p>78.6571428571429</text:p>
              </table:table-cell>
              <table:table-cell office:value-type="float" office:value="97.5514285714286">
                <text:p>97.55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97.8">
                <text:p>97.8</text:p>
              </table:table-cell>
              <table:table-cell office:value-type="float" office:value="78.7222222222222">
                <text:p>78.7222222222222</text:p>
              </table:table-cell>
              <table:table-cell office:value-type="float" office:value="97.5583333333334">
                <text:p>97.558333333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  <table:table-cell office:value-type="float" office:value="78.8918918918919">
                <text:p>78.8918918918919</text:p>
              </table:table-cell>
              <table:table-cell office:value-type="float" office:value="97.5702702702703">
                <text:p>97.5702702702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98.7">
                <text:p>98.7</text:p>
              </table:table-cell>
              <table:table-cell office:value-type="float" office:value="79.1052631578947">
                <text:p>79.1052631578947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95.1">
                <text:p>95.1</text:p>
              </table:table-cell>
              <table:table-cell office:value-type="float" office:value="78.7948717948718">
                <text:p>78.7948717948718</text:p>
              </table:table-cell>
              <table:table-cell office:value-type="float" office:value="97.5358974358975">
                <text:p>97.5358974358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96.8">
                <text:p>96.8</text:p>
              </table:table-cell>
              <table:table-cell office:value-type="float" office:value="78.675">
                <text:p>78.675</text:p>
              </table:table-cell>
              <table:table-cell office:value-type="float" office:value="97.5175">
                <text:p>97.5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96.6">
                <text:p>96.6</text:p>
              </table:table-cell>
              <table:table-cell office:value-type="float" office:value="78.390243902439">
                <text:p>78.390243902439</text:p>
              </table:table-cell>
              <table:table-cell office:value-type="float" office:value="97.4951219512195">
                <text:p>97.4951219512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97.2">
                <text:p>97.2</text:p>
              </table:table-cell>
              <table:table-cell office:value-type="float" office:value="78.2142857142857">
                <text:p>78.2142857142857</text:p>
              </table:table-cell>
              <table:table-cell office:value-type="float" office:value="97.4880952380953">
                <text:p>97.48809523809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97.3">
                <text:p>97.3</text:p>
              </table:table-cell>
              <table:table-cell office:value-type="float" office:value="78.1162790697674">
                <text:p>78.1162790697674</text:p>
              </table:table-cell>
              <table:table-cell office:value-type="float" office:value="97.4837209302326">
                <text:p>97.4837209302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96.7">
                <text:p>96.7</text:p>
              </table:table-cell>
              <table:table-cell office:value-type="float" office:value="77.9545454545455">
                <text:p>77.9545454545455</text:p>
              </table:table-cell>
              <table:table-cell office:value-type="float" office:value="97.4659090909091">
                <text:p>97.4659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97.2">
                <text:p>97.2</text:p>
              </table:table-cell>
              <table:table-cell office:value-type="float" office:value="77.9555555555556">
                <text:p>77.9555555555556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97.5">
                <text:p>97.5</text:p>
              </table:table-cell>
              <table:table-cell office:value-type="float" office:value="77.9347826086957">
                <text:p>77.9347826086957</text:p>
              </table:table-cell>
              <table:table-cell office:value-type="float" office:value="97.4608695652174">
                <text:p>97.4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77.9574468085106">
                <text:p>77.9574468085106</text:p>
              </table:table-cell>
              <table:table-cell office:value-type="float" office:value="97.4723404255319">
                <text:p>97.4723404255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98.3">
                <text:p>98.3</text:p>
              </table:table-cell>
              <table:table-cell office:value-type="float" office:value="78.0625">
                <text:p>78.0625</text:p>
              </table:table-cell>
              <table:table-cell office:value-type="float" office:value="97.4895833333334">
                <text:p>97.4895833333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">
                <text:p>75</text:p>
              </table:table-cell>
              <table:table-cell office:value-type="float" office:value="96.9">
                <text:p>96.9</text:p>
              </table:table-cell>
              <table:table-cell office:value-type="float" office:value="78">
                <text:p>78</text:p>
              </table:table-cell>
              <table:table-cell office:value-type="float" office:value="97.4775510204082">
                <text:p>97.4775510204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95.6">
                <text:p>95.6</text:p>
              </table:table-cell>
              <table:table-cell office:value-type="float" office:value="77.86">
                <text:p>77.86</text:p>
              </table:table-cell>
              <table:table-cell office:value-type="float" office:value="97.44">
                <text:p>97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97.8">
                <text:p>97.8</text:p>
              </table:table-cell>
              <table:table-cell office:value-type="float" office:value="77.6862745098039">
                <text:p>77.6862745098039</text:p>
              </table:table-cell>
              <table:table-cell office:value-type="float" office:value="97.4470588235294">
                <text:p>97.44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77.5769230769231">
                <text:p>77.5769230769231</text:p>
              </table:table-cell>
              <table:table-cell office:value-type="float" office:value="97.4384615384616">
                <text:p>97.4384615384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96.9">
                <text:p>96.9</text:p>
              </table:table-cell>
              <table:table-cell office:value-type="float" office:value="77.5283018867925">
                <text:p>77.5283018867925</text:p>
              </table:table-cell>
              <table:table-cell office:value-type="float" office:value="97.4283018867925">
                <text:p>97.4283018867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">
                <text:p>77</text:p>
              </table:table-cell>
              <table:table-cell office:value-type="float" office:value="98.2">
                <text:p>98.2</text:p>
              </table:table-cell>
              <table:table-cell office:value-type="float" office:value="77.5185185185185">
                <text:p>77.5185185185185</text:p>
              </table:table-cell>
              <table:table-cell office:value-type="float" office:value="97.4425925925926">
                <text:p>97.4425925925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">
                <text:p>63</text:p>
              </table:table-cell>
              <table:table-cell office:value-type="float" office:value="96.5">
                <text:p>96.5</text:p>
              </table:table-cell>
              <table:table-cell office:value-type="float" office:value="77.2545454545455">
                <text:p>77.2545454545455</text:p>
              </table:table-cell>
              <table:table-cell office:value-type="float" office:value="97.4254545454546">
                <text:p>97.42545454545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  <table:table-cell office:value-type="float" office:value="77.1964285714286">
                <text:p>77.1964285714286</text:p>
              </table:table-cell>
              <table:table-cell office:value-type="float" office:value="97.4178571428572">
                <text:p>97.41785714285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96.9">
                <text:p>96.9</text:p>
              </table:table-cell>
              <table:table-cell office:value-type="float" office:value="77.1578947368421">
                <text:p>77.1578947368421</text:p>
              </table:table-cell>
              <table:table-cell office:value-type="float" office:value="97.4087719298246">
                <text:p>97.4087719298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97.4">
                <text:p>97.4</text:p>
              </table:table-cell>
              <table:table-cell office:value-type="float" office:value="77.1551724137931">
                <text:p>77.1551724137931</text:p>
              </table:table-cell>
              <table:table-cell office:value-type="float" office:value="97.4086206896552">
                <text:p>97.4086206896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97.6">
                <text:p>97.6</text:p>
              </table:table-cell>
              <table:table-cell office:value-type="float" office:value="77">
                <text:p>77</text:p>
              </table:table-cell>
              <table:table-cell office:value-type="float" office:value="97.4118644067797">
                <text:p>97.4118644067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96.8">
                <text:p>96.8</text:p>
              </table:table-cell>
              <table:table-cell office:value-type="float" office:value="76.95">
                <text:p>76.95</text:p>
              </table:table-cell>
              <table:table-cell office:value-type="float" office:value="97.4016666666667">
                <text:p>97.401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95.7">
                <text:p>95.7</text:p>
              </table:table-cell>
              <table:table-cell office:value-type="float" office:value="76.7704918032787">
                <text:p>76.7704918032787</text:p>
              </table:table-cell>
              <table:table-cell office:value-type="float" office:value="97.3737704918033">
                <text:p>97.3737704918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">
                <text:p>79</text:p>
              </table:table-cell>
              <table:table-cell office:value-type="float" office:value="97.4">
                <text:p>97.4</text:p>
              </table:table-cell>
              <table:table-cell office:value-type="float" office:value="76.8064516129032">
                <text:p>76.8064516129032</text:p>
              </table:table-cell>
              <table:table-cell office:value-type="float" office:value="97.3741935483871">
                <text:p>97.3741935483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97.6">
                <text:p>97.6</text:p>
              </table:table-cell>
              <table:table-cell office:value-type="float" office:value="76.7619047619048">
                <text:p>76.7619047619048</text:p>
              </table:table-cell>
              <table:table-cell office:value-type="float" office:value="97.3777777777778">
                <text:p>97.3777777777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95.3">
                <text:p>95.3</text:p>
              </table:table-cell>
              <table:table-cell office:value-type="float" office:value="76.421875">
                <text:p>76.421875</text:p>
              </table:table-cell>
              <table:table-cell office:value-type="float" office:value="97.3453125">
                <text:p>97.3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96.3">
                <text:p>96.3</text:p>
              </table:table-cell>
              <table:table-cell office:value-type="float" office:value="76.3230769230769">
                <text:p>76.3230769230769</text:p>
              </table:table-cell>
              <table:table-cell office:value-type="float" office:value="97.3292307692308">
                <text:p>97.32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96">
                <text:p>96</text:p>
              </table:table-cell>
              <table:table-cell office:value-type="float" office:value="76.3181818181818">
                <text:p>76.3181818181818</text:p>
              </table:table-cell>
              <table:table-cell office:value-type="float" office:value="97.3090909090909">
                <text:p>97.3090909090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95.7">
                <text:p>95.7</text:p>
              </table:table-cell>
              <table:table-cell office:value-type="float" office:value="76.089552238806">
                <text:p>76.089552238806</text:p>
              </table:table-cell>
              <table:table-cell office:value-type="float" office:value="97.2850746268657">
                <text:p>97.2850746268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96.7">
                <text:p>96.7</text:p>
              </table:table-cell>
              <table:table-cell office:value-type="float" office:value="76.0147058823529">
                <text:p>76.0147058823529</text:p>
              </table:table-cell>
              <table:table-cell office:value-type="float" office:value="97.2764705882353">
                <text:p>97.2764705882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5.9">
                <text:p>95.9</text:p>
              </table:table-cell>
              <table:table-cell office:value-type="float" office:value="75.8985507246377">
                <text:p>75.8985507246377</text:p>
              </table:table-cell>
              <table:table-cell office:value-type="float" office:value="97.2565217391304">
                <text:p>97.2565217391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98.1">
                <text:p>98.1</text:p>
              </table:table-cell>
              <table:table-cell office:value-type="float" office:value="76.0142857142857">
                <text:p>76.0142857142857</text:p>
              </table:table-cell>
              <table:table-cell office:value-type="float" office:value="97.2685714285714">
                <text:p>97.268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97.1">
                <text:p>97.1</text:p>
              </table:table-cell>
              <table:table-cell office:value-type="float" office:value="75.8732394366197">
                <text:p>75.8732394366197</text:p>
              </table:table-cell>
              <table:table-cell office:value-type="float" office:value="97.2661971830986">
                <text:p>97.2661971830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97.1">
                <text:p>97.1</text:p>
              </table:table-cell>
              <table:table-cell office:value-type="float" office:value="75.8472222222222">
                <text:p>75.8472222222222</text:p>
              </table:table-cell>
              <table:table-cell office:value-type="float" office:value="97.2638888888889">
                <text:p>97.263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95.4">
                <text:p>95.4</text:p>
              </table:table-cell>
              <table:table-cell office:value-type="float" office:value="75.6575342465753">
                <text:p>75.6575342465753</text:p>
              </table:table-cell>
              <table:table-cell office:value-type="float" office:value="97.2383561643836">
                <text:p>97.23835616438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97.5">
                <text:p>97.5</text:p>
              </table:table-cell>
              <table:table-cell office:value-type="float" office:value="75.5945945945946">
                <text:p>75.5945945945946</text:p>
              </table:table-cell>
              <table:table-cell office:value-type="float" office:value="97.2418918918919">
                <text:p>97.241891891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7.7">
                <text:p>97.7</text:p>
              </table:table-cell>
              <table:table-cell office:value-type="float" office:value="75.5866666666667">
                <text:p>75.5866666666667</text:p>
              </table:table-cell>
              <table:table-cell office:value-type="float" office:value="97.248">
                <text:p>97.2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95.5">
                <text:p>95.5</text:p>
              </table:table-cell>
              <table:table-cell office:value-type="float" office:value="75.4473684210526">
                <text:p>75.4473684210526</text:p>
              </table:table-cell>
              <table:table-cell office:value-type="float" office:value="97.225">
                <text:p>97.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">
                <text:p>64</text:p>
              </table:table-cell>
              <table:table-cell office:value-type="float" office:value="96.6">
                <text:p>96.6</text:p>
              </table:table-cell>
              <table:table-cell office:value-type="float" office:value="75.2987012987013">
                <text:p>75.2987012987013</text:p>
              </table:table-cell>
              <table:table-cell office:value-type="float" office:value="97.2168831168831">
                <text:p>97.2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97.2">
                <text:p>97.2</text:p>
              </table:table-cell>
              <table:table-cell office:value-type="float" office:value="75.2435897435897">
                <text:p>75.2435897435897</text:p>
              </table:table-cell>
              <table:table-cell office:value-type="float" office:value="97.2166666666667">
                <text:p>97.2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96.3">
                <text:p>96.3</text:p>
              </table:table-cell>
              <table:table-cell office:value-type="float" office:value="75.1392405063291">
                <text:p>75.1392405063291</text:p>
              </table:table-cell>
              <table:table-cell office:value-type="float" office:value="97.2050632911393">
                <text:p>97.2050632911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96.5">
                <text:p>96.5</text:p>
              </table:table-cell>
              <table:table-cell office:value-type="float" office:value="75.1125">
                <text:p>75.1125</text:p>
              </table:table-cell>
              <table:table-cell office:value-type="float" office:value="97.19625">
                <text:p>97.19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97.6">
                <text:p>97.6</text:p>
              </table:table-cell>
              <table:table-cell office:value-type="float" office:value="75.1234567901235">
                <text:p>75.1234567901235</text:p>
              </table:table-cell>
              <table:table-cell office:value-type="float" office:value="97.2012345679013">
                <text:p>97.20123456790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75.1707317073171">
                <text:p>75.1707317073171</text:p>
              </table:table-cell>
              <table:table-cell office:value-type="float" office:value="97.2109756097561">
                <text:p>97.2109756097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